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nl" fo:country="NL"/>
    </style:style>
    <style:style style:name="T3" style:parent-style-name="DefaultParagraphFont" style:family="text">
      <style:text-properties fo:language="nl" fo:country="NL"/>
    </style:style>
  </office:automatic-styles>
  <office:body>
    <office:text text:use-soft-page-breaks="true">
      <text:p text:style-name="P1"><text:span text:style-name="T2">28 september: Excel sheet invullen met al</text:span><text:span text:style-name="T3">le data nodig voor de vegetatie, eerste iteratie voor het inlezen van de bruikbare informatie in het excel bestan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k wilbrink</meta:initial-creator>
    <dc:creator>rink wilbrink</dc:creator>
    <meta:creation-date>2020-09-25T12:42:00Z</meta:creation-date>
    <dc:date>2020-09-28T09:55:00Z</dc:date>
    <meta:template xlink:href="Normal.dotm" xlink:type="simple"/>
    <meta:editing-cycles>3</meta:editing-cycles>
    <meta:editing-duration>PT8280S</meta:editing-duration>
    <meta:document-statistic meta:page-count="1" meta:paragraph-count="1" meta:word-count="23" meta:character-count="156" meta:row-count="1" meta:non-whitespace-character-count="134"/>
  </office:meta>
</office:document-meta>
</file>